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南投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4854" calcext:value-type="float">
            <text:p>74,854</text:p>
          </table:table-cell>
          <table:table-cell table:style-name="ce3" office:value-type="float" office:value="103279" calcext:value-type="float">
            <text:p>103,279</text:p>
          </table:table-cell>
          <table:table-cell table:style-name="ce3" office:value-type="float" office:value="109163" calcext:value-type="float">
            <text:p>109,163</text:p>
          </table:table-cell>
          <table:table-cell table:style-name="ce3" office:value-type="float" office:value="287296" calcext:value-type="float">
            <text:p>287,296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289514" calcext:value-type="float">
            <text:p>289,5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520" calcext:value-type="float">
            <text:p>289,520</text:p>
          </table:table-cell>
          <table:table-cell table:style-name="ce3" office:value-type="float" office:value="117629" calcext:value-type="float">
            <text:p>117,629</text:p>
          </table:table-cell>
          <table:table-cell table:style-name="ce3" office:value-type="float" office:value="407149" calcext:value-type="float">
            <text:p>407,149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/>
          <table:table-cell table:style-name="ce3" office:value-type="float" office:value="17124" calcext:value-type="float">
            <text:p>17,124</text:p>
          </table:table-cell>
          <table:table-cell table:style-name="ce3" office:value-type="float" office:value="21818" calcext:value-type="float">
            <text:p>21,818</text:p>
          </table:table-cell>
          <table:table-cell table:style-name="ce3" office:value-type="float" office:value="20997" calcext:value-type="float">
            <text:p>20,997</text:p>
          </table:table-cell>
          <table:table-cell table:style-name="ce3" office:value-type="float" office:value="59939" calcext:value-type="float">
            <text:p>59,93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0383" calcext:value-type="float">
            <text:p>60,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86" calcext:value-type="float">
            <text:p>60,386</text:p>
          </table:table-cell>
          <table:table-cell table:style-name="ce3" office:value-type="float" office:value="21370" calcext:value-type="float">
            <text:p>21,370</text:p>
          </table:table-cell>
          <table:table-cell table:style-name="ce3" office:value-type="float" office:value="81756" calcext:value-type="float">
            <text:p>81,756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558" calcext:value-type="float">
            <text:p>3,558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7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7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66" calcext:value-type="float">
            <text:p>2,266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4589" calcext:value-type="float">
            <text:p>4,5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247" calcext:value-type="float">
            <text:p>6,247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5696" calcext:value-type="float">
            <text:p>5,6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731" calcext:value-type="float">
            <text:p>5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1" calcext:value-type="float">
            <text:p>5,731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7598" calcext:value-type="float">
            <text:p>7,598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095" calcext:value-type="float">
            <text:p>3,095</text:p>
          </table:table-cell>
          <table:table-cell table:style-name="ce4" office:value-type="string" calcext:value-type="string">
            <text:p>7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89" calcext:value-type="float">
            <text:p>3,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480" calcext:value-type="float">
            <text:p>4,480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447" calcext:value-type="float">
            <text:p>2,447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951" calcext:value-type="float">
            <text:p>5,951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925" calcext:value-type="float">
            <text:p>3,925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657" calcext:value-type="float">
            <text:p>3,657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149" calcext:value-type="float">
            <text:p>2,149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75" calcext:value-type="float">
            <text:p>2,875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4910" calcext:value-type="float">
            <text:p>4,9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49" calcext:value-type="float">
            <text:p>4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9" calcext:value-type="float">
            <text:p>4,949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6873" calcext:value-type="float">
            <text:p>6,873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73" calcext:value-type="float">
            <text:p>1,973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051" calcext:value-type="float">
            <text:p>4,051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66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/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4260" calcext:value-type="float">
            <text:p>4,260</text:p>
          </table:table-cell>
          <table:table-cell table:style-name="ce3" office:value-type="float" office:value="10049" calcext:value-type="float">
            <text:p>10,04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144" calcext:value-type="float">
            <text:p>10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4" calcext:value-type="float">
            <text:p>10,144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15202" calcext:value-type="float">
            <text:p>15,202</text:p>
          </table:table-cell>
          <table:table-cell table:style-name="ce4" office:value-type="string" calcext:value-type="string">
            <text:p>6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38" calcext:value-type="float">
            <text:p>1,638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6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748" calcext:value-type="float">
            <text:p>1,748</text:p>
          </table:table-cell>
          <table:table-cell table:style-name="ce4" office:value-type="string" calcext:value-type="string">
            <text:p>6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64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/>
          <table:table-cell table:style-name="ce3" office:value-type="float" office:value="11930" calcext:value-type="float">
            <text:p>11,930</text:p>
          </table:table-cell>
          <table:table-cell table:style-name="ce3" office:value-type="float" office:value="15305" calcext:value-type="float">
            <text:p>15,305</text:p>
          </table:table-cell>
          <table:table-cell table:style-name="ce3" office:value-type="float" office:value="18078" calcext:value-type="float">
            <text:p>18,078</text:p>
          </table:table-cell>
          <table:table-cell table:style-name="ce3" office:value-type="float" office:value="45313" calcext:value-type="float">
            <text:p>45,31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5666" calcext:value-type="float">
            <text:p>45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66" calcext:value-type="float">
            <text:p>45,666</text:p>
          </table:table-cell>
          <table:table-cell table:style-name="ce3" office:value-type="float" office:value="19875" calcext:value-type="float">
            <text:p>19,875</text:p>
          </table:table-cell>
          <table:table-cell table:style-name="ce3" office:value-type="float" office:value="65541" calcext:value-type="float">
            <text:p>65,541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485" calcext:value-type="float">
            <text:p>2,485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7222" calcext:value-type="float">
            <text:p>7,222</text:p>
          </table:table-cell>
          <table:table-cell table:style-name="ce4" office:value-type="string" calcext:value-type="string">
            <text:p>6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723" calcext:value-type="float">
            <text:p>3,723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8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388" calcext:value-type="float">
            <text:p>2,388</text:p>
          </table:table-cell>
          <table:table-cell table:style-name="ce4" office:value-type="string" calcext:value-type="string">
            <text:p>6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002" calcext:value-type="float">
            <text:p>3,002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100" calcext:value-type="float">
            <text:p>3,100</text:p>
          </table:table-cell>
          <table:table-cell table:style-name="ce4" office:value-type="string" calcext:value-type="string">
            <text:p>69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418" calcext:value-type="float">
            <text:p>2,418</text:p>
          </table:table-cell>
          <table:table-cell table:style-name="ce4" office:value-type="string" calcext:value-type="string">
            <text:p>6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3962" calcext:value-type="float">
            <text:p>3,9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630" calcext:value-type="float">
            <text:p>5,630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6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67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6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7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64" calcext:value-type="float">
            <text:p>2,76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/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756" calcext:value-type="float">
            <text:p>4,756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9" calcext:value-type="float">
            <text:p>7,729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12210" calcext:value-type="float">
            <text:p>12,210</text:p>
          </table:table-cell>
          <table:table-cell table:style-name="ce4" office:value-type="string" calcext:value-type="string">
            <text:p>6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6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8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5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5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5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4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6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6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8.9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/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8392" calcext:value-type="float">
            <text:p>8,3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74" calcext:value-type="float">
            <text:p>8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75" calcext:value-type="float">
            <text:p>8,475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2208" calcext:value-type="float">
            <text:p>12,208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8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07" calcext:value-type="float">
            <text:p>1,607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/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8552" calcext:value-type="float">
            <text:p>8,55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4390" calcext:value-type="float">
            <text:p>4,390</text:p>
          </table:table-cell>
          <table:table-cell table:style-name="ce3" office:value-type="float" office:value="13020" calcext:value-type="float">
            <text:p>13,020</text:p>
          </table:table-cell>
          <table:table-cell table:style-name="ce4" office:value-type="string" calcext:value-type="string">
            <text:p>6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6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6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9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0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/>
          <table:table-cell table:style-name="ce3" office:value-type="float" office:value="16078" calcext:value-type="float">
            <text:p>16,078</text:p>
          </table:table-cell>
          <table:table-cell table:style-name="ce3" office:value-type="float" office:value="20878" calcext:value-type="float">
            <text:p>20,878</text:p>
          </table:table-cell>
          <table:table-cell table:style-name="ce3" office:value-type="float" office:value="22512" calcext:value-type="float">
            <text:p>22,512</text:p>
          </table:table-cell>
          <table:table-cell table:style-name="ce3" office:value-type="float" office:value="59468" calcext:value-type="float">
            <text:p>59,46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9849" calcext:value-type="float">
            <text:p>59,8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50" calcext:value-type="float">
            <text:p>59,850</text:p>
          </table:table-cell>
          <table:table-cell table:style-name="ce3" office:value-type="float" office:value="21452" calcext:value-type="float">
            <text:p>21,452</text:p>
          </table:table-cell>
          <table:table-cell table:style-name="ce3" office:value-type="float" office:value="81302" calcext:value-type="float">
            <text:p>81,302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7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3769" calcext:value-type="float">
            <text:p>3,7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9" calcext:value-type="float">
            <text:p>3,799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5183" calcext:value-type="float">
            <text:p>5,183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607" calcext:value-type="float">
            <text:p>2,607</text:p>
          </table:table-cell>
          <table:table-cell table:style-name="ce4" office:value-type="string" calcext:value-type="string">
            <text:p>7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32" calcext:value-type="float">
            <text:p>2,032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386" calcext:value-type="float">
            <text:p>4,386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4230" calcext:value-type="float">
            <text:p>4,2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50" calcext:value-type="float">
            <text:p>4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0" calcext:value-type="float">
            <text:p>4,25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6012" calcext:value-type="float">
            <text:p>6,012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74" calcext:value-type="float">
            <text:p>1,974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67" calcext:value-type="float">
            <text:p>2,367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59" calcext:value-type="float">
            <text:p>4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9" calcext:value-type="float">
            <text:p>4,559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5731" calcext:value-type="float">
            <text:p>5,731</text:p>
          </table:table-cell>
          <table:table-cell table:style-name="ce4" office:value-type="string" calcext:value-type="string">
            <text:p>79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074" calcext:value-type="float">
            <text:p>5,074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515" calcext:value-type="float">
            <text:p>2,515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5069" calcext:value-type="float">
            <text:p>5,06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99" calcext:value-type="float">
            <text:p>5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9" calcext:value-type="float">
            <text:p>5,099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871" calcext:value-type="float">
            <text:p>6,871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291" calcext:value-type="float">
            <text:p>5,291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4979" calcext:value-type="float">
            <text:p>4,979</text:p>
          </table:table-cell>
          <table:table-cell table:style-name="ce4" office:value-type="string" calcext:value-type="string">
            <text:p>69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727" calcext:value-type="float">
            <text:p>2,727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989" calcext:value-type="float">
            <text:p>2,989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/>
          <table:table-cell table:style-name="ce3" office:value-type="float" office:value="5647" calcext:value-type="float">
            <text:p>5,647</text:p>
          </table:table-cell>
          <table:table-cell table:style-name="ce3" office:value-type="float" office:value="9914" calcext:value-type="float">
            <text:p>9,914</text:p>
          </table:table-cell>
          <table:table-cell table:style-name="ce3" office:value-type="float" office:value="6881" calcext:value-type="float">
            <text:p>6,881</text:p>
          </table:table-cell>
          <table:table-cell table:style-name="ce3" office:value-type="float" office:value="22442" calcext:value-type="float">
            <text:p>22,4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612" calcext:value-type="float">
            <text:p>22,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13" calcext:value-type="float">
            <text:p>22,613</text:p>
          </table:table-cell>
          <table:table-cell table:style-name="ce3" office:value-type="float" office:value="8773" calcext:value-type="float">
            <text:p>8,773</text:p>
          </table:table-cell>
          <table:table-cell table:style-name="ce3" office:value-type="float" office:value="31386" calcext:value-type="float">
            <text:p>31,386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263" calcext:value-type="float">
            <text:p>3,263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0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068" calcext:value-type="float">
            <text:p>4,068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7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/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6212" calcext:value-type="float">
            <text:p>6,2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262" calcext:value-type="float">
            <text:p>6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2" calcext:value-type="float">
            <text:p>6,262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8813" calcext:value-type="float">
            <text:p>8,813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/>
          <table:table-cell table:style-name="ce3" office:value-type="float" office:value="7809" calcext:value-type="float">
            <text:p>7,809</text:p>
          </table:table-cell>
          <table:table-cell table:style-name="ce3" office:value-type="float" office:value="12631" calcext:value-type="float">
            <text:p>12,631</text:p>
          </table:table-cell>
          <table:table-cell table:style-name="ce3" office:value-type="float" office:value="10891" calcext:value-type="float">
            <text:p>10,891</text:p>
          </table:table-cell>
          <table:table-cell table:style-name="ce3" office:value-type="float" office:value="31331" calcext:value-type="float">
            <text:p>31,33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1606" calcext:value-type="float">
            <text:p>31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06" calcext:value-type="float">
            <text:p>31,606</text:p>
          </table:table-cell>
          <table:table-cell table:style-name="ce3" office:value-type="float" office:value="12745" calcext:value-type="float">
            <text:p>12,745</text:p>
          </table:table-cell>
          <table:table-cell table:style-name="ce3" office:value-type="float" office:value="44351" calcext:value-type="float">
            <text:p>44,351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880" calcext:value-type="float">
            <text:p>1,880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477" calcext:value-type="float">
            <text:p>4,477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335" calcext:value-type="float">
            <text:p>3,335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505" calcext:value-type="float">
            <text:p>3,505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104" calcext:value-type="float">
            <text:p>10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4663" calcext:value-type="float">
            <text:p>4,663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55" calcext:value-type="float">
            <text:p>3,455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03" calcext:value-type="float">
            <text:p>2,703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39" calcext:value-type="float">
            <text:p>1,739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2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/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3889" calcext:value-type="float">
            <text:p>3,889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10335" calcext:value-type="float">
            <text:p>10,3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8" calcext:value-type="float">
            <text:p>10,418</text:p>
          </table:table-cell>
          <table:table-cell table:style-name="ce3" office:value-type="float" office:value="4221" calcext:value-type="float">
            <text:p>4,221</text:p>
          </table:table-cell>
          <table:table-cell table:style-name="ce3" office:value-type="float" office:value="14639" calcext:value-type="float">
            <text:p>14,639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37" calcext:value-type="float">
            <text:p>1,837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7.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/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9556" calcext:value-type="float">
            <text:p>9,5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36" calcext:value-type="float">
            <text:p>9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6" calcext:value-type="float">
            <text:p>9,636</text:p>
          </table:table-cell>
          <table:table-cell table:style-name="ce3" office:value-type="float" office:value="4597" calcext:value-type="float">
            <text:p>4,597</text:p>
          </table:table-cell>
          <table:table-cell table:style-name="ce3" office:value-type="float" office:value="14233" calcext:value-type="float">
            <text:p>14,233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6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6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6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7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63" calcext:value-type="float">
            <text:p>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5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7.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/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8039" calcext:value-type="float">
            <text:p>8,03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105" calcext:value-type="float">
            <text:p>8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5" calcext:value-type="float">
            <text:p>8,105</text:p>
          </table:table-cell>
          <table:table-cell table:style-name="ce3" office:value-type="float" office:value="4383" calcext:value-type="float">
            <text:p>4,383</text:p>
          </table:table-cell>
          <table:table-cell table:style-name="ce3" office:value-type="float" office:value="12488" calcext:value-type="float">
            <text:p>12,488</text:p>
          </table:table-cell>
          <table:table-cell table:style-name="ce4" office:value-type="string" calcext:value-type="string">
            <text:p>6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6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5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5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5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6.36</text:p>
          </table:table-cell>
          <table:table-cell table:number-columns-repeated="1011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" style:display-name="PageStyle_南投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6</meta:creation-date>
    <meta:initial-creator>Apache POI</meta:initial-creator>
    <meta:generator>LibreOffice/6.0.7.3$Linux_X86_64 LibreOffice_project/00m0$Build-3</meta:generator>
    <meta:document-statistic meta:table-count="1" meta:cell-count="3351" meta:object-count="0"/>
  </office:meta>
</office:document-meta>
</file>